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officeooo:rsid="000468a8" officeooo:paragraph-rsid="000468a8"/>
    </style:style>
    <style:style style:name="P2" style:family="paragraph" style:parent-style-name="Text_20_body">
      <style:text-properties style:font-name="Arial" officeooo:rsid="000ec9ec" officeooo:paragraph-rsid="000ec9ec"/>
    </style:style>
    <style:style style:name="P3" style:family="paragraph" style:parent-style-name="Text_20_body">
      <style:text-properties style:font-name="Arial" officeooo:rsid="000f1f58" officeooo:paragraph-rsid="000f1f58"/>
    </style:style>
    <style:style style:name="P4" style:family="paragraph" style:parent-style-name="Text_20_body">
      <style:text-properties style:font-name="Arial" officeooo:rsid="000d4abc" officeooo:paragraph-rsid="000da673"/>
    </style:style>
    <style:style style:name="P5" style:family="paragraph" style:parent-style-name="Text_20_body">
      <style:text-properties style:font-name="Arial" officeooo:rsid="00142c34" officeooo:paragraph-rsid="00142c34"/>
    </style:style>
    <style:style style:name="P6" style:family="paragraph" style:parent-style-name="Text_20_body">
      <style:text-properties style:font-name="Arial" officeooo:rsid="00155924" officeooo:paragraph-rsid="00155924"/>
    </style:style>
    <style:style style:name="P7" style:family="paragraph" style:parent-style-name="Text_20_body">
      <style:text-properties style:font-name="Arial" officeooo:rsid="001799dc" officeooo:paragraph-rsid="001799dc"/>
    </style:style>
    <style:style style:name="P8" style:family="paragraph" style:parent-style-name="Text_20_body">
      <style:text-properties officeooo:paragraph-rsid="000468a8"/>
    </style:style>
    <style:style style:name="P9" style:family="paragraph" style:parent-style-name="Text_20_body">
      <style:text-properties officeooo:paragraph-rsid="00063a87"/>
    </style:style>
    <style:style style:name="P10" style:family="paragraph" style:parent-style-name="Text_20_body">
      <style:text-properties officeooo:paragraph-rsid="00080011"/>
    </style:style>
    <style:style style:name="P11" style:family="paragraph" style:parent-style-name="Text_20_body">
      <style:text-properties officeooo:rsid="000c203f" officeooo:paragraph-rsid="000c203f"/>
    </style:style>
    <style:style style:name="P12" style:family="paragraph" style:parent-style-name="Text_20_body">
      <style:text-properties officeooo:paragraph-rsid="000d4abc"/>
    </style:style>
    <style:style style:name="P13" style:family="paragraph" style:parent-style-name="Text_20_body">
      <style:text-properties officeooo:paragraph-rsid="000da673"/>
    </style:style>
    <style:style style:name="P14" style:family="paragraph" style:parent-style-name="Text_20_body">
      <style:text-properties officeooo:paragraph-rsid="000f1f58"/>
    </style:style>
    <style:style style:name="P15" style:family="paragraph" style:parent-style-name="Text_20_body">
      <style:text-properties officeooo:paragraph-rsid="0010fbe7"/>
    </style:style>
    <style:style style:name="P16" style:family="paragraph" style:parent-style-name="Text_20_body">
      <style:text-properties officeooo:paragraph-rsid="0008211f"/>
    </style:style>
    <style:style style:name="P17" style:family="paragraph" style:parent-style-name="Text_20_body">
      <style:text-properties officeooo:paragraph-rsid="000a81ab"/>
    </style:style>
    <style:style style:name="P18" style:family="paragraph" style:parent-style-name="Text_20_body">
      <style:text-properties officeooo:rsid="00142c34" officeooo:paragraph-rsid="00142c34"/>
    </style:style>
    <style:style style:name="P19" style:family="paragraph" style:parent-style-name="Text_20_body">
      <style:text-properties officeooo:paragraph-rsid="00142c34"/>
    </style:style>
    <style:style style:name="P20" style:family="paragraph" style:parent-style-name="Heading_20_2">
      <style:text-properties officeooo:rsid="000468a8" officeooo:paragraph-rsid="000468a8"/>
    </style:style>
    <style:style style:name="P21" style:family="paragraph" style:parent-style-name="Heading_20_2">
      <style:text-properties officeooo:rsid="00063a87" officeooo:paragraph-rsid="00063a87"/>
    </style:style>
    <style:style style:name="P22" style:family="paragraph" style:parent-style-name="Heading_20_2">
      <style:text-properties officeooo:paragraph-rsid="00080011"/>
    </style:style>
    <style:style style:name="P23" style:family="paragraph" style:parent-style-name="Heading_20_2">
      <style:text-properties style:font-name="Liberation Sans" fo:font-size="16.1000003814697pt" fo:font-weight="bold" officeooo:rsid="000a81ab" officeooo:paragraph-rsid="000a81ab" style:font-name-asian="Microsoft YaHei" style:font-size-asian="16.1000003814697pt" style:font-weight-asian="bold" style:font-name-complex="Mangal" style:font-size-complex="16.1000003814697pt" style:font-weight-complex="bold"/>
    </style:style>
    <style:style style:name="P24" style:family="paragraph" style:parent-style-name="Heading_20_2">
      <style:text-properties style:font-name="Liberation Sans" fo:font-size="16.1000003814697pt" fo:font-weight="bold" officeooo:rsid="000d4abc" officeooo:paragraph-rsid="000d4abc" style:font-name-asian="Microsoft YaHei" style:font-size-asian="16.1000003814697pt" style:font-weight-asian="bold" style:font-name-complex="Mangal" style:font-size-complex="16.1000003814697pt" style:font-weight-complex="bold"/>
    </style:style>
    <style:style style:name="P25" style:family="paragraph" style:parent-style-name="Text_20_body">
      <style:text-properties style:font-name="Arial" officeooo:rsid="000d4abc" officeooo:paragraph-rsid="000da673"/>
    </style:style>
    <style:style style:name="P26" style:family="paragraph" style:parent-style-name="Text_20_body">
      <style:text-properties style:font-name="Arial" officeooo:rsid="00142c34" officeooo:paragraph-rsid="00142c34"/>
    </style:style>
    <style:style style:name="P27" style:family="paragraph" style:parent-style-name="Text_20_body">
      <style:text-properties officeooo:paragraph-rsid="000f1f58"/>
    </style:style>
    <style:style style:name="P28" style:family="paragraph" style:parent-style-name="Text_20_body">
      <style:text-properties officeooo:rsid="0019be4b" officeooo:paragraph-rsid="0019be4b"/>
    </style:style>
    <style:style style:name="T1" style:family="text">
      <style:text-properties style:font-name="Arial"/>
    </style:style>
    <style:style style:name="T2" style:family="text">
      <style:text-properties style:font-name="Arial" officeooo:rsid="000468a8"/>
    </style:style>
    <style:style style:name="T3" style:family="text">
      <style:text-properties style:font-name="Arial" officeooo:rsid="00080011"/>
    </style:style>
    <style:style style:name="T4" style:family="text">
      <style:text-properties style:font-name="Arial" officeooo:rsid="00063a87"/>
    </style:style>
    <style:style style:name="T5" style:family="text">
      <style:text-properties style:font-name="Arial" officeooo:rsid="0008211f"/>
    </style:style>
    <style:style style:name="T6" style:family="text">
      <style:text-properties style:font-name="Arial" officeooo:rsid="000a81ab"/>
    </style:style>
    <style:style style:name="T7" style:family="text">
      <style:text-properties style:font-name="Arial" officeooo:rsid="000c203f"/>
    </style:style>
    <style:style style:name="T8" style:family="text">
      <style:text-properties style:font-name="Arial" officeooo:rsid="000d4abc"/>
    </style:style>
    <style:style style:name="T9" style:family="text">
      <style:text-properties style:font-name="Arial" officeooo:rsid="000da673"/>
    </style:style>
    <style:style style:name="T10" style:family="text">
      <style:text-properties style:font-name="Arial" officeooo:rsid="000f0d28"/>
    </style:style>
    <style:style style:name="T11" style:family="text">
      <style:text-properties style:font-name="Arial" officeooo:rsid="0010fbe7"/>
    </style:style>
    <style:style style:name="T12" style:family="text">
      <style:text-properties style:font-name="Arial" officeooo:rsid="0009f855"/>
    </style:style>
    <style:style style:name="T13" style:family="text">
      <style:text-properties style:font-name="Arial" officeooo:rsid="001287a7"/>
    </style:style>
    <style:style style:name="T14" style:family="text">
      <style:text-properties style:font-name="Arial" officeooo:rsid="00142c34"/>
    </style:style>
    <style:style style:name="T15" style:family="text">
      <style:text-properties style:font-name="Arial" officeooo:rsid="001699cb"/>
    </style:style>
    <style:style style:name="T16" style:family="text">
      <style:text-properties style:font-name="Arial" officeooo:rsid="0018e3bd"/>
    </style:style>
    <style:style style:name="T17" style:family="text">
      <style:text-properties officeooo:rsid="00063a87"/>
    </style:style>
    <style:style style:name="T18" style:family="text">
      <style:text-properties style:font-name="Liberation Sans" fo:font-size="16.1000003814697pt" fo:font-weight="bold" officeooo:rsid="00080011" style:font-name-asian="Microsoft YaHei" style:font-size-asian="16.1000003814697pt" style:font-weight-asian="bold" style:font-name-complex="Mangal" style:font-size-complex="16.1000003814697pt" style:font-weight-complex="bold"/>
    </style:style>
    <style:style style:name="T19" style:family="text">
      <style:text-properties officeooo:rsid="000ec9ec"/>
    </style:style>
    <style:style style:name="T20" style:family="text">
      <style:text-properties officeooo:rsid="00142c34"/>
    </style:style>
    <style:style style:name="T21" style:family="text">
      <style:text-properties style:text-position="super 58%" style:font-name="Arial"/>
    </style:style>
    <style:style style:name="T22" style:family="text">
      <style:text-properties officeooo:rsid="0018e3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attle Menu</text:h>
      <text:p text:style-name="P1">The Battle Menu allows a user to build and conduct a Battle between two or more fleets.</text:p>
      <text:h text:style-name="P20" text:outline-level="2">Build a Battle</text:h>
      <text:p text:style-name="P1">When the User selects to Build a Battle, they will be offered a window where they can choose a Nation to be the Primary Nation (the data area where the battle file is recorded). <text:s/>Having chosen the Nation, they can select the fleet that is the Primary fleet in the battle. <text:s/></text:p>
      <text:p text:style-name="P1">They then have the option to add a fleet (a battle needs at least 2). <text:s/>They can select the secondary fleet’s nation and fleet and may continue adding fleets in this manner until they are done. <text:s/><text:span text:style-name="T19">They should also note if the secondary fleet is an ally or enemy of the Primary fleet.</text:span></text:p>
      <text:p text:style-name="P1">The battle will be built with four objects – the Move number (always 0 when it is built), a <text:span text:style-name="T22">dictionary</text:span> of the fleets so that the survivors may be returned to the fleets file, a dictionary of all of the formations from all of the fleets, a dictionary of all of the ships from all of the fleets. <text:s/></text:p>
      <text:p text:style-name="P2">It may be possible to order the formations so that formations with longer ranged gun guns are placed first as they are more likely to open fire first and need a target specifying first, reducing the amount of work that the User has to do when selecting targets (they will be able to select “Done” before they have looked at every ship). <text:s/><text:span text:style-name="T22">The user will be able to select the filename to store the file under which will have a termination of “0BAT.json”.</text:span></text:p>
      <text:h text:style-name="P20" text:outline-level="2">Save a Battle</text:h>
      <text:p text:style-name="P8"><text:span text:style-name="T2">When the User selects to </text:span><text:span text:style-name="T3">Save</text:span><text:span text:style-name="T2"> a Battle, the current battle will be saved as a JSON formatted file in the Primary Nation’s data area with the </text:span><text:span text:style-name="T16">name as the current battle ending with the</text:span><text:span text:style-name="T2"> current move number </text:span><text:span text:style-name="T16">and “BAT” </text:span><text:span text:style-name="T2">as the last </text:span><text:span text:style-name="T16">characters </text:span><text:span text:style-name="T2">of the file</text:span><text:span text:style-name="T16">name</text:span><text:span text:style-name="T2">, overwriting any files with the same move number.</text:span></text:p>
      <text:h text:style-name="Heading_20_2" text:outline-level="2">Load a Battle</text:h>
      <text:p text:style-name="P9"><text:span text:style-name="T2">When the User selects to </text:span><text:span text:style-name="T3">Load</text:span><text:span text:style-name="T2"> a Battle, </text:span><text:span text:style-name="T4">a check will be made to see if a Battle is already loaded, if so then they will be asked if they want to save it before loading the new file. <text:s/>Then they will be allowed to select an existing Battle file and it will be loaded.</text:span></text:p>
      <text:h text:style-name="P21" text:outline-level="2">Get Movement</text:h>
      <text:p text:style-name="P15"><text:span text:style-name="T2">When the User selects to </text:span><text:span text:style-name="T3">Get Movement</text:span><text:span text:style-name="T2">, </text:span><text:span text:style-name="T4">a window will be displayed showing all the formations in the Battle with their best speed (the speed that all the ships </text:span><text:span text:style-name="T3">in the formation </text:span><text:span text:style-name="T4">can make as a maximum). <text:s/></text:span><text:span text:style-name="T11">Also displayed will be the distance that they have to move before they may turn XXXX (which may be 0), how far they have to move between turns.</text:span></text:p>
      <text:p text:style-name="P10"><text:span text:style-name="T11">A combination box will allow them to select the first segment of movement which may be one of Straight On (Ahead), Port in Line (P when they follow the leader in a 45 degree turn </text:span><text:soft-page-break/><text:span text:style-name="T11">to port, all </text:span><text:span text:style-name="T14">at</text:span><text:span text:style-name="T11"> the same point the leader turned), Port Together (TP where they all turn at exactly the same time so they are in an en echelon formation</text:span><text:span text:style-name="T4"> </text:span><text:span text:style-name="T11">45 degrees to port), Starboard in Line (S as with Port in Line but to Starboard), and Starboard Together (TS as with Port Together).</text:span></text:p>
      <text:p text:style-name="P10"><text:span text:style-name="T4">Finally there is an entry box where they can enter a distance to move forwards, this must be at least the minimum they can move before their next turn (unless there is less distance left in the move than this figure</text:span><text:span text:style-name="T3">)</text:span><text:span text:style-name="T4">. <text:s/>For example, if a ship has turned, moved 8, turned again, moved 8, turned again and can only move 21, their last number will have to be 5 (they will need to move 3 at the start of the next move before they can turn again). <text:s/>When this data has been set up click “Next” </text:span><text:span text:style-name="T3">and the move description will be added to a display. <text:s/>An example for a formation that has selected turn together starboard, move 8, turn together port (to get back into line ahead), move 8, turn starboard </text:span><text:span text:style-name="T11">in line</text:span><text:span text:style-name="T3">, move 5 would be “TS8TP8S5”.</text:span></text:p>
      <text:p text:style-name="P10"><text:span text:style-name="T10">The User can click the</text:span><text:span text:style-name="T3"> “</text:span><text:span text:style-name="T11">Finish</text:span><text:span text:style-name="T3">” </text:span><text:span text:style-name="T10">button when they have added in all the movement they desire (which may be less than the possible maximum)</text:span><text:span text:style-name="T3">. <text:s/></text:span><text:span text:style-name="T10">Once the “</text:span><text:span text:style-name="T14">Finish</text:span><text:span text:style-name="T10">” button has been c</text:span><text:span text:style-name="T3">lick</text:span><text:span text:style-name="T10">ed</text:span><text:span text:style-name="T3"> the formation will be added to the </text:span><text:span text:style-name="T5">table</text:span><text:span text:style-name="T3"> showing all the moves entered so far.</text:span></text:p>
      <text:p text:style-name="P10"><text:span text:style-name="T3">Once all the formations have been entered, the entry line will be blank and </text:span><text:span text:style-name="T14">Apply</text:span><text:span text:style-name="T3"> Move</text:span><text:span text:style-name="T14">s</text:span><text:span text:style-name="T3"> will be </text:span><text:span text:style-name="T10">available</text:span><text:span text:style-name="T3"> on the menu bar.</text:span></text:p>
      <text:p text:style-name="P16"><text:span text:style-name="T5">Note, if Get Movement is chosen when the formations haven’t moved, they will be </text:span><text:span text:style-name="T12">re-</text:span><text:span text:style-name="T5">displayed with the existing values which can be replaced. <text:s/></text:span><text:span text:style-name="T10">The User can cycle through all the formations again clicking “</text:span><text:span text:style-name="T11">Finish</text:span><text:span text:style-name="T10">” until they get to the formation they wish to change and re-enter the values – implies you need a clear button as well. XXXX <text:s/></text:span><text:span text:style-name="T14">It is only necessary to click on the formations that need to be changed. <text:s/>If they will make the same move the next time as they did the last there is no need to change them.</text:span></text:p>
      <text:h text:style-name="P22" text:outline-level="2"><text:span text:style-name="T18">Make</text:span><text:span text:style-name="T17"> Movement</text:span></text:h>
      <text:p text:style-name="P10"><text:span text:style-name="T2">When the User selects </text:span><text:span text:style-name="T14">Apply</text:span><text:span text:style-name="T3"> Move</text:span><text:span text:style-name="T14">s</text:span><text:span text:style-name="T2">, </text:span><text:span text:style-name="T6">move all the formations according to the move instructions read in by Get Move</text:span><text:span text:style-name="T14">s</text:span><text:span text:style-name="T6">. <text:s/>Note, if the lead ship turns, the rearmost ships in the formation may not reach the turn point by the end of the move and will have to continue the turn on the next move.</text:span></text:p>
      <text:h text:style-name="P23" text:outline-level="2">Get Damage</text:h>
      <text:p text:style-name="P17"><text:span text:style-name="T2">When the User selects </text:span><text:span text:style-name="T6">Get Damage, a new window will be opened that allows the User to select one of the ships in the fleet and enter an amount of damage to be added to that ship at the end of the movement phase. <text:s/>This damage comes from torpedoes fired previously or from any form of aircraft and is not handled by this programme though it will be recorded by it. <text:s/>On selecting “Next”, another ship may be selected and damage assigned to it. <text:s/>On selecting “</text:span><text:span text:style-name="T13">Finish</text:span><text:span text:style-name="T6">” to show that all of the data has been entered, that damage will be instantly applied to those ships.</text:span></text:p>
      <text:p text:style-name="P3"><text:soft-page-break/>Note at present there is no code in the programme to perform the actual battle and it may be necessary to do this manually outside the programme and enter the results via this <text:span text:style-name="T20">or a similar </text:span>option.</text:p>
      <text:h text:style-name="P23" text:outline-level="2">Get Targets</text:h>
      <text:p text:style-name="P14"><text:span text:style-name="T2">When the User selects </text:span><text:span text:style-name="T6">Get Targets, a new window will be opened that allows the User to select one of the ships (they will be displayed in order of the formations and the ships in those formations), the target of that ship will then be selected from the list of opponents. <text:s/>The User can select on one of the opponents ships </text:span><text:span text:style-name="T7">as the target of the current ship and “Next” clicked to select the next ship to supply the target. <text:s/>Previous targets will remain selected allowing the User to just click “Next”. <text:s/>Once all ships that need to have targets assigned have done so the User can click “Done”. <text:s/>Note, not all ships need to have targets assigned to them, though their target should be blank if you don’t wish them to fire.</text:span></text:p>
      <text:p text:style-name="P11"><text:span text:style-name="T7">N</text:span><text:span text:style-name="T1">ote also that at the moment only the main guns of a ship may target another ship, at some stage it is intended to add secondary and possibly tertiary guns to fire at smaller targets.</text:span></text:p>
      <text:p text:style-name="P14"><text:span text:style-name="T7">Once all targets have been assigned and “</text:span><text:span text:style-name="T13">Finish</text:span><text:span text:style-name="T7">” has been clicked, the programme will </text:span><text:span text:style-name="T2">calculate </text:span><text:span text:style-name="T7">the </text:span><text:span text:style-name="T2">ranges to </text:span><text:span text:style-name="T7">all the </text:span><text:span text:style-name="T2">targets, </text:span><text:span text:style-name="T7">the </text:span><text:span text:style-name="T2">angle of bearing </text:span><text:span text:style-name="T7">from each firer to their target, and the angle of the target ship relative to the direction the firer guns are aimed. <text:s/>If this latter angle is within a set small angle so that the targets bow or stern is pointing directly at the firer, then the firer will get a bonus to hit which might mean that more shells will hit the target. <text:s/>In the Second World War period (and earlier) the amount of explosive in the shell and the effect of that explosive wasn’t as well controlled as it is now meaning that the actual distance the shell traveled wasn’t as accurate as the accuracy of the ability to point the guns at where the shell was going to land (which could be minutes later at long range). <text:s/></text:span><text:span text:style-name="T8">Hence a longer thinner target was much easier to hit than a short wide one.</text:span><text:span text:style-name="T2"> <text:s text:c="3"/></text:span></text:p>
      <text:p text:style-name="P28"><text:span text:style-name="T2">A </text:span><text:span text:style-name="T1">ship may also record that they have no target XXXX how, if they currently can’t see any target due to smoke or other ships passing too close to the target or themselves.</text:span></text:p>
      <text:h text:style-name="P24" text:outline-level="2">Perform Battle</text:h>
      <text:p text:style-name="P12"><text:span text:style-name="T2">When the User selects </text:span><text:span text:style-name="T8">P</text:span><text:span text:style-name="T2">erform </text:span><text:span text:style-name="T8">B</text:span><text:span text:style-name="T2">attle, </text:span><text:span text:style-name="T8">the rules covering how the battle progresses will be applied for the current move, the</text:span><text:span text:style-name="T2"> damage </text:span><text:span text:style-name="T8">applied </text:span><text:span text:style-name="T2">to </text:span><text:span text:style-name="T8">each </text:span><text:span text:style-name="T2">ship </text:span><text:span text:style-name="T8">and the move number incremented. <text:s/>The User can then save the state of the battle at that point if they wish and can either continue from Get Movement for the next move or leave it until another day to continue the battle.</text:span></text:p>
      <text:h text:style-name="P24" text:outline-level="2">Possible additional menu options</text:h>
      <text:p text:style-name="P13"><text:span text:style-name="T2">I</text:span><text:span text:style-name="T8">t is possible that additional options may be added to print out a status report for both players to be emailed or posted to them if they aren’t present at the computer that is conducting the battle. <text:s/>This might include the angle of the target and the range band that they fall into and any perceived hits on the target as well as a full description of any </text:span><text:soft-page-break/><text:span text:style-name="T8">damage received by the players on ships and any resultant effect on their speed and gunnery.</text:span></text:p>
      <text:p text:style-name="P13"><text:span text:style-name="T9">No further additions are planed to this menu and effort will be applied to other menus before accepting any requests for changes from Users unless a major bug is discovered. <text:s/>Please note that this programme is being written for the author’s pleasure and to allow me to conduct the game in a solo manner and is being made available free of charge to other Users if they can find a use for it.</text:span><text:span text:style-name="T8"> </text:span></text:p>
      <text:p text:style-name="P4"/>
      <text:p text:style-name="P18"><text:span text:style-name="T8">K</text:span><text:span text:style-name="T1">nown Issues:</text:span></text:p>
      <text:p text:style-name="P5">Perform Firing <text:tab/>– currently the Move Number is not displayed correctly.</text:p>
      <text:p text:style-name="P5"><text:tab/><text:tab/><text:tab/>- the Finish button is not in the correct place</text:p>
      <text:p text:style-name="P18"><text:span text:style-name="T1"><text:tab/><text:tab/><text:tab/>- may need to move the TN and belt/deck values to a 2</text:span><text:span text:style-name="T21">nd</text:span><text:span text:style-name="T1"> line</text:span></text:p>
      <text:p text:style-name="P19"><text:span text:style-name="T14">Get Moves<text:tab/><text:tab/>- next button has </text:span><text:span text:style-name="T15">moved</text:span></text:p>
      <text:p text:style-name="P19"><text:span text:style-name="T14"><text:tab/><text:tab/><text:tab/>- finish button </text:span><text:span text:style-name="T15">has disappeared</text:span></text:p>
      <text:p text:style-name="P4"><text:tab/><text:tab/><text:tab/>- <text:span text:style-name="T20">need to sort out next/finish operation</text:span></text:p>
      <text:p text:style-name="P5">Get Targets<text:tab/><text:tab/>- may not be working</text:p>
      <text:p text:style-name="P6">Load and Save appear to be working ok, may need to be able to save the file after move and after battle with different names</text:p>
      <text:p text:style-name="P7">need to write Additional Damage routine, get damage, apply damage but not straddle.</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3.2$Windows_X86_64 LibreOffice_project/47f78053abe362b9384784d31a6e56f8511eb1c1</meta:generator>
    <dc:date>2021-07-02T15:25:28.139000000</dc:date>
    <meta:editing-duration>PT6H15M37S</meta:editing-duration>
    <meta:editing-cycles>15</meta:editing-cycles>
    <meta:document-statistic meta:table-count="0" meta:image-count="0" meta:object-count="0" meta:page-count="4" meta:paragraph-count="43" meta:word-count="1746" meta:character-count="9324" meta:non-whitespace-character-count="7567"/>
  </office:meta>
</office:document-meta>
</file>